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35cm solid #000000" style:shadow="none">
        <style:tab-stops>
          <style:tab-stop style:position="16.999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style style:name="P3" style:family="paragraph" style:parent-style-name="Standard">
      <style:paragraph-properties fo:margin-top="0cm" fo:margin-bottom="2cm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Heading_20_2">
      <style:paragraph-properties fo:text-align="start" style:justify-single-word="false"/>
    </style:style>
    <style:style style:name="P7" style:family="paragraph" style:parent-style-name="Heading_20_2">
      <style:paragraph-properties fo:text-align="start" style:justify-single-word="false"/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8" style:family="paragraph" style:parent-style-name="Heading_20_2">
      <style:text-properties style:font-name="DejaVu Sans1"/>
    </style:style>
    <style:style style:name="P9" style:family="paragraph" style:parent-style-name="Heading_20_2">
      <style:paragraph-properties fo:text-align="start" style:justify-single-word="false"/>
      <style:text-properties style:font-name="DejaVu Sans1"/>
    </style:style>
    <style:style style:name="P10" style:family="paragraph" style:parent-style-name="Standard">
      <style:text-properties style:text-underline-style="none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3">
      <style:text-properties style:font-name="DejaVu Sans1"/>
    </style:style>
    <style:style style:name="P13" style:family="paragraph" style:parent-style-name="Heading_20_2">
      <style:text-properties style:font-name="DejaVu Sans1"/>
    </style:style>
    <style:style style:name="P14" style:family="paragraph" style:parent-style-name="Standard" style:list-style-name="L1"/>
    <style:style style:name="P15" style:family="paragraph" style:parent-style-name="Standard" style:list-style-name="Bejelentéslista"/>
    <style:style style:name="P16" style:family="paragraph" style:parent-style-name="Standard" style:list-style-name="Bejelentéslista"/>
    <style:style style:name="P17" style:family="paragraph" style:parent-style-name="Standard" style:list-style-name="Bejelentéslista"/>
    <style:style style:name="P18" style:family="paragraph" style:parent-style-name="Standard" style:list-style-name="Bejelentéslista"/>
    <style:style style:name="P19" style:family="paragraph" style:parent-style-name="Standard" style:list-style-name="Bejelentéslista"/>
    <style:style style:name="P20" style:family="paragraph" style:parent-style-name="Standard" style:list-style-name="Bejelentéslista"/>
    <style:style style:name="P21" style:family="paragraph" style:parent-style-name="Standard" style:list-style-name="Bejelentéslista"/>
    <style:style style:name="P22" style:family="paragraph" style:parent-style-name="Standard" style:list-style-name="Bejelentéslista"/>
    <style:style style:name="P23" style:family="paragraph" style:parent-style-name="Standard" style:list-style-name="Bejelentéslista"/>
    <style:style style:name="P24" style:family="paragraph" style:parent-style-name="Standard" style:list-style-name="Bejelentéslista"/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1"/>
    <style:style style:name="P28" style:family="paragraph" style:parent-style-name="Text_20_body" style:list-style-name="L1"/>
    <style:style style:name="P29" style:family="paragraph" style:parent-style-name="Text_20_body" style:list-style-name="L1"/>
    <style:style style:name="P30" style:family="paragraph" style:parent-style-name="Text_20_body" style:list-style-name="L1"/>
    <style:style style:name="P31" style:family="paragraph" style:parent-style-name="Text_20_body" style:list-style-name="L1"/>
    <style:style style:name="P32" style:family="paragraph" style:parent-style-name="Text_20_body" style:list-style-name="L1"/>
    <style:style style:name="P33" style:family="paragraph" style:parent-style-name="Text_20_body" style:list-style-name="L1"/>
    <style:style style:name="P34" style:family="paragraph" style:parent-style-name="Text_20_body" style:list-style-name="L1"/>
    <style:style style:name="P35" style:family="paragraph" style:parent-style-name="Text_20_body" style:list-style-name="L1"/>
    <style:style style:name="P36" style:family="paragraph" style:parent-style-name="Text_20_body" style:list-style-name="L1"/>
    <style:style style:name="P37" style:family="paragraph" style:parent-style-name="Text_20_body" style:list-style-name="L1"/>
    <style:style style:name="P38" style:family="paragraph" style:parent-style-name="Text_20_body" style:list-style-name="L1"/>
    <style:style style:name="P39" style:family="paragraph" style:parent-style-name="Text_20_body" style:list-style-name="L1"/>
    <style:style style:name="P40" style:family="paragraph" style:parent-style-name="Text_20_body" style:list-style-name="L1"/>
    <style:style style:name="P41" style:family="paragraph" style:parent-style-name="Text_20_body" style:list-style-name="Bejelentéslista"/>
    <style:style style:name="P42" style:family="paragraph" style:parent-style-name="Text_20_body" style:list-style-name="Bejelentéslista"/>
    <style:style style:name="P43" style:family="paragraph" style:parent-style-name="Text_20_body" style:list-style-name="Bejelentéslista"/>
    <style:style style:name="P44" style:family="paragraph" style:parent-style-name="Text_20_body" style:list-style-name="L3"/>
    <style:style style:name="P45" style:family="paragraph" style:parent-style-name="Text_20_body" style:list-style-name="L4"/>
    <style:style style:name="P46" style:family="paragraph" style:parent-style-name="Text_20_body" style:list-style-name="L5"/>
    <style:style style:name="P47" style:family="paragraph" style:parent-style-name="Text_20_body" style:list-style-name="L6"/>
    <style:style style:name="P48" style:family="paragraph" style:parent-style-name="Text_20_body" style:list-style-name="L7"/>
    <style:style style:name="P49" style:family="paragraph" style:parent-style-name="Text_20_body" style:list-style-name="L8"/>
    <style:style style:name="P50" style:family="paragraph" style:parent-style-name="Text_20_body" style:list-style-name="L9"/>
    <style:style style:name="P51" style:family="paragraph" style:parent-style-name="Text_20_body" style:list-style-name="L10"/>
    <style:style style:name="P52" style:family="paragraph" style:parent-style-name="Text_20_body" style:list-style-name="L11"/>
    <style:style style:name="P53" style:family="paragraph" style:parent-style-name="Text_20_body" style:list-style-name="Bejelentéslista">
      <style:text-properties style:font-name="DejaVu Sans1"/>
    </style:style>
    <style:style style:name="P54" style:family="paragraph" style:parent-style-name="Text_20_body" style:list-style-name="L11">
      <style:text-properties style:font-name="DejaVu Sans1"/>
    </style:style>
    <style:style style:name="P55" style:family="paragraph" style:parent-style-name="Text_20_body" style:list-style-name="Bejelentéslista"/>
    <style:style style:name="P56" style:family="paragraph" style:parent-style-name="Text_20_body" style:list-style-name="Bejelentéslista"/>
    <style:style style:name="P57" style:family="paragraph" style:parent-style-name="Text_20_body" style:list-style-name="L4">
      <style:paragraph-properties fo:margin-top="0cm" fo:margin-bottom="0cm"/>
    </style:style>
    <style:style style:name="P58" style:family="paragraph" style:parent-style-name="Text_20_body" style:list-style-name="L5">
      <style:paragraph-properties fo:margin-top="0cm" fo:margin-bottom="0cm"/>
    </style:style>
    <style:style style:name="P59" style:family="paragraph" style:parent-style-name="Text_20_body" style:list-style-name="L5">
      <style:paragraph-properties fo:margin-top="0cm" fo:margin-bottom="0cm"/>
    </style:style>
    <style:style style:name="P60" style:family="paragraph" style:parent-style-name="Text_20_body" style:list-style-name="L5">
      <style:paragraph-properties fo:margin-top="0cm" fo:margin-bottom="0cm"/>
    </style:style>
    <style:style style:name="P61" style:family="paragraph" style:parent-style-name="Text_20_body" style:list-style-name="L6">
      <style:paragraph-properties fo:margin-top="0cm" fo:margin-bottom="0cm"/>
    </style:style>
    <style:style style:name="P62" style:family="paragraph" style:parent-style-name="Text_20_body" style:list-style-name="L6">
      <style:paragraph-properties fo:margin-top="0cm" fo:margin-bottom="0cm"/>
    </style:style>
    <style:style style:name="P63" style:family="paragraph" style:parent-style-name="Text_20_body" style:list-style-name="L7">
      <style:paragraph-properties fo:margin-top="0cm" fo:margin-bottom="0cm"/>
    </style:style>
    <style:style style:name="P64" style:family="paragraph" style:parent-style-name="Text_20_body" style:list-style-name="L10">
      <style:paragraph-properties fo:margin-top="0cm" fo:margin-bottom="0cm"/>
    </style:style>
    <style:style style:name="T1" style:family="text">
      <style:text-properties fo:font-variant="normal" fo:text-transform="none" style:font-name="DejaVu Sans1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2" style:family="text">
      <style:text-properties fo:font-variant="normal" fo:text-transform="none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3" style:family="text">
      <style:text-properties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4" style:family="text">
      <style:text-properties style:font-name="DejaVu Sans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jelentés</text:h>
      <text:p text:style-name="P3"><text:date style:data-style-name="N76" text:date-value="2006-06-30T14:33:09.82" text:fixed="true" text:date-adjust="PT12768H00M00S">2007. december 14.</text:date></text:p>
      <text:p text:style-name="Standard">Tiszta szoftver, rendes ház...</text:p>
      <text:h text:style-name="Heading_20_1" text:outline-level="1">OxygenOffice Professional <text:user-defined text:name="Verzió">2.3.1</text:user-defined></text:h>
      <text:p text:style-name="P4">(eredeti néven: OpenOffice.org Premium)</text:p>
      <text:p text:style-name="P4"/>
      <text:p text:style-name="P5">[Mindig BÉTA*]</text:p>
      <text:p text:style-name="P4"/>
      <text:p text:style-name="Standard">Az OxygenOffice Professional fejlesztői örömmel jelentik be az OxygenOffice Professional irodai programcsomag legújabb, <text:user-defined text:name="Verzió">2.3.1</text:user-defined>-ás verzióját. A programcsomag az eddigiekben OpenOffice.org Premium névre hallgatott, de ez az elnevezés félrevezető volt sokak számára, akik az OpenOffice.org termék hivatalos kiadásának vélték ezt a verziót is. Az OxygenOffice Professional <text:user-defined text:name="Verzió">2.3.1</text:user-defined> irodai programcsomag az OpenOffice.org <text:user-defined text:name="Verzió">2.3.1</text:user-defined> változatának különleges, kibővített kiadása, amely hozzácsomagolt kiegészítők tekintetében múlja felül az eredeti terméket, megtartva annak előnyös tulajdonságait. Természetesen a OxygenOffice Professional irodai programcsomag 100%-ban kompatibilis az eredeti kiadással. A programcsomag Windows változata letölthető a <text:a xlink:type="simple" xlink:href="https://sourceforge.net/projects/ooop/">https://sourceforge.net/projects/ooop/</text:a> címről.</text:p>
      <text:h text:style-name="P6" text:outline-level="2"><text:span text:style-name="T1">OxygenOffice Professional </text:span><text:span text:style-name="T1"><text:user-defined text:name="Verzió">2.3.1</text:user-defined></text:span><text:span text:style-name="T4"> – szövegszerkesztő, táblázatkezelő, bemutatókészítő alka</text:span>lmazás és még sok egyéb<text:span text:style-name="T3">…</text:span></text:h>
      <text:p text:style-name="Standard">Az OxygenOffice Professional <text:user-defined text:name="Verzió">2.3.1</text:user-defined> egy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text:p>
      <text:p text:style-name="Standard">Az OxygenOffice Professional alapját adó OpenOffice.org fejlesztését a Sun Microsystems végzi több céggel és az OpenOffice.org önkéntes közösségével együttműködve. Magyarországon a honosítást és fejlesztést az FSF.hu Alapítvány koordinálja a Sun Microsystems Magyarországgal karöltve, szintén az önkéntes közösség segítségével. Az OxygenOffice Professional és az OpenOffice.org technikai támogatása önkéntes, közösség alapú és nem garantált.</text:p>
      <text:h text:style-name="P9" text:outline-level="2"><text:soft-page-break/><text:span text:style-name="T2">OxygenOffice Professional </text:span><text:span text:style-name="T2"><text:user-defined text:name="Verzió">2.3.1</text:user-defined></text:span><text:span text:style-name="T2"> - kibővített tartalom</text:span></text:h>
      <text:p text:style-name="Text_20_body">A magyar OxygenOffice Professional <text:user-defined text:name="Verzió">2.3.1</text:user-defined> változata az alábbi kiegészítőket tartalmazza:</text:p>
      <text:list text:style-name="L1">
        <text:list-item text:start-value="1">
          <text:p text:style-name="P25">Több mint 3400 elemből álló képtár</text:p>
        </text:list-item>
      </text:list>
      <text:list text:style-name="L2">
        <text:list-item text:start-value="1">
          <text:p text:style-name="P26">Több mint 80 magyar nyelvű sablon, változatos témákban, s ennél bővebb külföldi nyelvű sablontár angol és német nyelven, valamint sablonok a további támogatott nyelveken</text:p>
        </text:list-item>
      </text:list>
      <text:list text:style-name="L1">
        <text:list-item text:start-value="1">
          <text:p text:style-name="P25">Közel 100 Impress bemutatóháttér</text:p>
        </text:list-item>
        <text:list-item>
          <text:p text:style-name="P25">Jelentősen továbbfejlesztett Visual Basic for Application (VBA) makrófuttatási lehetőség a Calc-ban (tesztelési célzattal)</text:p>
        </text:list-item>
        <text:list-item>
          <text:p text:style-name="P25">Office Open XML (Microsoft Office 2007) részleges importja</text:p>
        </text:list-item>
        <text:list-item>
          <text:p text:style-name="P25">Works fájltípusok importja</text:p>
        </text:list-item>
        <text:list-item>
          <text:p text:style-name="P25">WordPerfect fájltípusok importja</text:p>
        </text:list-item>
        <text:list-item>
          <text:p text:style-name="P25">WordPerfect Graphics fájltípusok importja</text:p>
        </text:list-item>
        <text:list-item>
          <text:p text:style-name="P25">T602 fáltípusok importja</text:p>
        </text:list-item>
        <text:list-item>
          <text:p text:style-name="P25">További magyar nyelvű kézikönyv, amely a elérhető a Súgó menüből is</text:p>
        </text:list-item>
        <text:list-item>
          <text:p text:style-name="P25">További szótárak számos külföldi nyelvhez</text:p>
        </text:list-item>
        <text:list-item>
          <text:p text:style-name="P25">Külön Professional csomagok a Linux telepítőben</text:p>
        </text:list-item>
        <text:list-item>
          <text:p text:style-name="P25">Wikipedia gyors elérését szolgáló eszköztár</text:p>
        </text:list-item>
        <text:list-item>
          <text:p text:style-name="P25">Kibővített színpaletta, vonaltípusok és kitöltőminták</text:p>
        </text:list-item>
        <text:list-item>
          <text:p text:style-name="P14">Kibővített súgó menü, alapértelmezetten bekapcsolt részletes tippek</text:p>
        </text:list-item>
      </text:list>
      <text:p text:style-name="P10">További újdonságok:</text:p>
      <text:list text:style-name="L1">
        <text:list-item text:start-value="1">
          <text:p text:style-name="P25">Szabványos bővítése az OpenOffice.org forráskódjának, így a továbbfejlesztések a legegyszerűbben elvégezhetők</text:p>
        </text:list-item>
        <text:list-item>
          <text:p text:style-name="P25">Az OpenOffice.org nyelvi eszközeinek alkalmazása révén az összes, OpenOffice.org által támogatott nyelvhez készülhet OxygenOffice Professional változat</text:p>
        </text:list-item>
      </text:list>
      <text:p text:style-name="Standard"/>
      <text:p text:style-name="P11"><text:span text:style-name="Strong_20_Emphasis">A OxygenOffice Professional változat forráskódja teljes mértékben<text:line-break/>kompatibilis a hivatalos OpenOffice.org forráskóddal,<text:line-break/>így továbbfejlesztése, más nyelvi változatok<text:line-break/>megjelenése közösségi alapokon végezhető!</text:span></text:p>
      <text:h text:style-name="P7" text:outline-level="2">Támogatott nyelvek és platformok</text:h>
      <text:p text:style-name="Standard">Az OxygenOffice Professional <text:user-defined text:name="Verzió">2.3.1</text:user-defined> jelenleg magyar, angol, német, olasz, francia, spanyol, portugál (Brazília), finn, lengyel, török és grúz nyelvekre érhető el. A nyelvi támogatás a felhasználói felületet, a súgót és általában a helyesírás-ellenőrzőt foglalja magába.</text:p>
      <text:p text:style-name="Standard">Az OxygenOffice Professional <text:user-defined text:name="Verzió">2.3.1</text:user-defined> – megfelelő bináris csomagjai – telepíthető Windows és Linux operációs rendszerekre.</text:p>
      <text:h text:style-name="Heading_20_1" text:outline-level="1"><text:soft-page-break/>OpenOffice.org</text:h>
      <text:p text:style-name="Text_20_body">Az OxygenOffice Professional alapját a szabad és ingyenes OpenOffice.org irodai programcsomag adja.</text:p>
      <text:h text:style-name="P8" text:outline-level="2">Újdonságok az OpenOffice.org <text:span text:style-name="T2"><text:user-defined text:name="Verzió">2.3.1</text:user-defined></text:span><text:span text:style-name="T2"> </text:span>verziójában</text:h>
      <text:list text:style-name="Bejelentéslista">
        <text:list-item text:start-value="1">
          <text:p text:style-name="P41">Általános hibajavítások és teljesítménynövelés.</text:p>
        </text:list-item>
        <text:list-item>
          <text:p text:style-name="P41">Biztonsági hibák javítása:</text:p>
          <text:list>
            <text:list-item>
              <text:p text:style-name="P53">(<text:a xlink:type="simple" xlink:href="http://www.openoffice.org/security/">http://www.openoffice.org/security/</text:a>).</text:p>
            </text:list-item>
          </text:list>
        </text:list-item>
      </text:list>
      <text:p text:style-name="Text_20_body">A fejlesztések, javítások részletes listája elérhető a következő linken:</text:p>
      <text:list text:style-name="L11">
        <text:list-header>
          <text:p text:style-name="P54">(<text:a xlink:type="simple" xlink:href="http://development.openoffice.org/releases/2.3.1.html" text:style-name="Internet_20_link" text:visited-style-name="Visited_20_Internet_20_Link">http://development.openoffice.org/releases/2.3.1.html</text:a>)</text:p>
        </text:list-header>
      </text:list>
      <text:h text:style-name="P8" text:outline-level="2">Újdonságok az OpenOffice.org 2.3.0<text:span text:style-name="T2"> </text:span>verziójában</text:h>
      <text:p text:style-name="Text_20_body"/>
      <text:list text:style-name="Bejelentéslista">
        <text:list-item text:start-value="1">
          <text:p text:style-name="P41">Általános hibajavítások és teljesítménynövelés.</text:p>
        </text:list-item>
        <text:list-item>
          <text:p text:style-name="P41">Biztonsági hibák javítása:</text:p>
          <text:list>
            <text:list-item>
              <text:p text:style-name="P41">(<text:a xlink:type="simple" xlink:href="http://www.openoffice.org/security/">http://www.openoffice.org/security/</text:a>).</text:p>
            </text:list-item>
          </text:list>
        </text:list-item>
      </text:list>
      <text:p text:style-name="Text_20_body">Chart</text:p>
      <text:list text:style-name="L3">
        <text:list-item>
          <text:p text:style-name="P44">Újratervezett Chart modul – Chart 2 néven. Egyszerűsített felhasználó felület, szélesebb lehetőségek, 3D-s diagramok</text:p>
        </text:list-item>
      </text:list>
      <text:p text:style-name="Text_20_body">Writer</text:p>
      <text:list text:style-name="L4">
        <text:list-item>
          <text:p text:style-name="P57">Középre igazított dokumentum megjelenítés Writer-ben</text:p>
        </text:list-item>
        <text:list-item>
          <text:p text:style-name="P45">MediaWiki ("Wikipedia") formátumú exportálás</text:p>
        </text:list-item>
      </text:list>
      <text:p text:style-name="Text_20_body">Calc</text:p>
      <text:list text:style-name="L5">
        <text:list-item>
          <text:p text:style-name="P58">Mátrix/tömb kezeléssel kapcsolatos fejlesztések</text:p>
        </text:list-item>
        <text:list-item>
          <text:p text:style-name="P58">Az összegzés sokkal jobb és könnyebben használható lett</text:p>
        </text:list-item>
        <text:list-item>
          <text:p text:style-name="P58">Értékhibák megjelenítése felhasználó barátabb módon</text:p>
        </text:list-item>
        <text:list-item>
          <text:p text:style-name="P46">Kotangens függvény exportálása Excelbe (Az Excel nem támogatja ezt a függvényt)</text:p>
        </text:list-item>
      </text:list>
      <text:p text:style-name="Text_20_body">Base</text:p>
      <text:list text:style-name="L6">
        <text:list-item>
          <text:p text:style-name="P61">Külön beállítások a Base-hoz és almoduljaihoz</text:p>
        </text:list-item>
        <text:list-item>
          <text:p text:style-name="P61">A Jelentéskészítő (Report Builder) letölthető kiterjesztésként a következő helyről: <text:a xlink:type="simple" xlink:href="http://extensions.services.openoffice.org/">http://extensions.services.openoffice.org</text:a> és számos szolgáltatást nyújt a haladó felhasználóknak</text:p>
        </text:list-item>
        <text:list-item>
          <text:p text:style-name="P47">Gyorsbillentyűk jobb támogatása</text:p>
        </text:list-item>
      </text:list>
      <text:p text:style-name="Text_20_body">Draw</text:p>
      <text:list text:style-name="L7">
        <text:list-item>
          <text:p text:style-name="P63">Számos megváltozott munkaképességű felhasználó munkáját segítő lehetőség került be a Draw-ba</text:p>
        </text:list-item>
        <text:list-item>
          <text:p text:style-name="P48">PNG képek beágyazásának lehetősége HTML exportálás esetén</text:p>
        </text:list-item>
      </text:list>
      <text:p text:style-name="Text_20_body">Impress</text:p>
      <text:list text:style-name="L8">
        <text:list-item>
          <text:p text:style-name="P49"><text:soft-page-break/>Mozgatás görbe mentén funkció. Ez a funkció elérhető volt a régebbi (1.x) verziókban ám a 2.x sorozatban most jelenik meg ismét</text:p>
        </text:list-item>
      </text:list>
      <text:p text:style-name="Text_20_body">Kiterjesztések</text:p>
      <text:list text:style-name="L9">
        <text:list-item>
          <text:p text:style-name="P50">Számos újdonság a Kiterjesztések kezelésében és egyszerűen elérhető a web felületen a kiterjesztések gyűjteménye</text:p>
        </text:list-item>
      </text:list>
      <text:p text:style-name="Text_20_body">Egyebek</text:p>
      <text:list text:style-name="L10">
        <text:list-item>
          <text:p text:style-name="P64">Előnézet a böngészőben Writer, Calc, Draw, és Impress esetén</text:p>
        </text:list-item>
        <text:list-item>
          <text:p text:style-name="P51">Makróbiztonsági alapértelmezett szintje – Magas</text:p>
        </text:list-item>
      </text:list>
      <text:p text:style-name="Standard"/>
      <text:p text:style-name="Text_20_body">A fejlesztések, javítások részletes listája elérhető a következő linken:</text:p>
      <text:list text:style-name="L11">
        <text:list-header>
          <text:p text:style-name="P52">(<text:a xlink:type="simple" xlink:href="http://development.openoffice.org/releases/2.3.0.html" text:style-name="Internet_20_link" text:visited-style-name="Visited_20_Internet_20_Link">http://development.openoffice.org/releases/2.3.0.html</text:a>)</text:p>
        </text:list-header>
      </text:list>
      <text:h text:style-name="P8" text:outline-level="2">Az OpenOffice.org <text:span text:style-name="T2"><text:user-defined text:name="Verzió">2.3.1</text:user-defined></text:span> magyar változata</text:h>
      <text:p text:style-name="Standard">A speciális magyar változat az alábbi fontosabb javításokat és fejlesztéseket tartalmazza az eredeti OpenOffice.org-hoz képest:</text:p>
      <text:list text:style-name="Bejelentéslista">
        <text:list-item text:start-value="1">
          <text:p text:style-name="P15">Magyar betűkészletek kényelmes kiválasztása</text:p>
          <text:list>
            <text:list-item>
              <text:p text:style-name="P15">Ha nincs kijelölve szöveg, akkor a betűkiválasztó panelen az „árvíztűrő tükörfúrógép” vagy a „külvízen úszó szárazjégtörő kisjármű” szöveg jelenik meg. Mindkettő tartalmazza a magyar ábécé összes ékezetes betűjét, ezzel is segítve a megfelelő betűkészlet kiválasztását.</text:p>
            </text:list-item>
          </text:list>
        </text:list-item>
        <text:list-item>
          <text:p text:style-name="P15">Javított képaláírás</text:p>
          <text:list>
            <text:list-item>
              <text:p text:style-name="P15">A magyar verzióban a hazai konvenciókhoz van alakítva a képaláírás. A hivatalosban így néz ki: "Ábra 1: Ez egy ábra", a javított változat: "1. ábra: Ez egy ábra".</text:p>
            </text:list-item>
          </text:list>
        </text:list-item>
        <text:list-item>
          <text:p text:style-name="P15">Javított HTML-export</text:p>
          <text:list>
            <text:list-item>
              <text:p text:style-name="P15">A hivatalos verzió nem kezeli tökéletesen a HTML-állományok ékezetes karaktereinek exportálását. Ebben a verzióban ez tökéletes.</text:p>
            </text:list-item>
          </text:list>
        </text:list-item>
        <text:list-item>
          <text:p text:style-name="P15">A "--" jelek megfelelő cseréje</text:p>
          <text:list>
            <text:list-item>
              <text:p text:style-name="P15">A program a hivatalos verzióban a "--" jeleket kvirtmínuszra cseréli szavakon belül, amit a magyarban nem használunk. A javított változat "--" esetén gondolatjelet (nagykötőjelet), "---" esetén pedig kvirtmínuszt helyettesít.</text:p>
            </text:list-item>
          </text:list>
        </text:list-item>
        <text:list-item>
          <text:p text:style-name="P15">Javított PostScript kimenet</text:p>
          <text:list>
            <text:list-item>
              <text:p text:style-name="P15">Javítás, amely arra utasítja a PostScript meghajtót, hogy ne helyettesítse be a betűkészleteket. Ezzel kizár egy hibalehetőséget, amely korábban azt okozta, hogy az ékezetes betűk helyén négyzetek vagy kérdőjelek jelentek meg.</text:p>
            </text:list-item>
          </text:list>
        </text:list-item>
      </text:list>
      <text:h text:style-name="Heading_20_2" text:outline-level="2">További tájékozódás céljára</text:h>
      <text:h text:style-name="Heading_20_3" text:outline-level="3">Még több képernyőkép</text:h>
      <text:p text:style-name="Standard"><text:a xlink:type="simple" xlink:href="http://www.openoffice.org/screenshots/ooo20/index.html">http://www.openoffice.org/screenshots/ooo20/index.html</text:a></text:p>
      <text:p text:style-name="Standard">(angol nyelvű oldal)</text:p>
      <text:h text:style-name="P12" text:outline-level="3">Az OpenOffice.org <text:span text:style-name="T2"><text:user-defined text:name="Verzió">2.3.1</text:user-defined></text:span> főbb funkcióinak leírása</text:h>
      <text:p text:style-name="Standard">Megtalálható ebben a bejelentésben</text:p>
      <text:p text:style-name="Standard"><text:soft-page-break/><text:a xlink:type="simple" xlink:href="http://hu.openoffice.org/whatsnew-2.0.html">http://hu.openoffice.org/whatsnew-2.0.html</text:a></text:p>
      <text:p text:style-name="Standard">(magyar nyelvű oldal)</text:p>
      <text:p text:style-name="Text_20_body"><text:a xlink:type="simple" xlink:href="http://www.openoffice.org/dev_docs/features/2.0/index.html">http://www.openoffice.org/dev_docs/features/2.0/index.html</text:a></text:p>
      <text:p text:style-name="Standard">(angol nyelvű oldal)</text:p>
      <text:p text:style-name="Standard">Az OpenOffice.org <text:user-defined text:name="Verzió">2.3.1</text:user-defined> fejlesztéseinek, javításainak teljes listája</text:p>
      <text:p text:style-name="Standard"><text:a xlink:type="simple" xlink:href="http://development.openoffice.org/releases/2.3.1.html">http://development.openoffice.org/releases/2.3.1.html</text:a></text:p>
      <text:p text:style-name="Standard">Az OpenOffice.org 2.3.0 fejlesztéseinek, javításainak teljes listája</text:p>
      <text:p text:style-name="Standard"><text:a xlink:type="simple" xlink:href="http://development.openoffice.org/releases/2.3.0.html" text:style-name="Internet_20_link" text:visited-style-name="Visited_20_Internet_20_Link">http://development.openoffice.org/releases/2.3.0.html</text:a></text:p>
      <text:h text:style-name="Heading_20_3" text:outline-level="3">Az OpenOffice.org termékismertetője</text:h>
      <text:p text:style-name="Standard"><text:a xlink:type="simple" xlink:href="http://hu.openoffice.org/about-product.html">http://hu.openoffice.org/about-product.html</text:a></text:p>
      <text:p text:style-name="Standard">(magyar nyelvű oldal)</text:p>
      <text:p text:style-name="Standard"><text:a xlink:type="simple" xlink:href="http://www.openoffice.org/product/">http://www.openoffice.org/product/</text:a></text:p>
      <text:p text:style-name="Standard">(angol nyelvű oldal)</text:p>
      <text:h text:style-name="P12" text:outline-level="3">Az <text:span text:style-name="T2">OxygenOffice Professional </text:span><text:span text:style-name="T2"><text:user-defined text:name="Verzió">2.3.1</text:user-defined></text:span> letöltése</text:h>
      <text:p text:style-name="Standard"><text:a xlink:type="simple" xlink:href="http://www.sf.net/projects/ooop/">http://www.sf.net/projects/ooop/</text:a></text:p>
      <text:p text:style-name="Standard">(magyar, angol és német nyelvű verziók)</text:p>
      <text:h text:style-name="Heading_20_3" text:outline-level="3">Miért érdemes OpenOffice.org alapú megoldásra váltani</text:h>
      <text:p text:style-name="Text_20_body"><text:a xlink:type="simple" xlink:href="http://hu.openoffice.org/get_legal-hu.html">http://hu.openoffice.org/get_legal-hu.html</text:a></text:p>
      <text:p text:style-name="Text_20_body">(magyar nyelvű verzió)</text:p>
      <text:p text:style-name="Text_20_body"><text:a xlink:type="simple" xlink:href="http://why.openoffice.org/getlegal.html">http://why.openoffice.org/getlegal.html</text:a></text:p>
      <text:p text:style-name="Text_20_body"><text:a xlink:type="simple" xlink:href="http://why.openoffice.org/">http://why.openoffice.org/</text:a></text:p>
      <text:p text:style-name="Standard">(angol és más nyelvű verziók)</text:p>
      <text:h text:style-name="Heading_20_3" text:outline-level="3">OpenOffice.org marketing anyagok</text:h>
      <text:p text:style-name="Standard"><text:a xlink:type="simple" xlink:href="http://hu.openoffice.org/servlets/ProjectDocumentList?folderID=525&amp;expandFolder=525&amp;folderID=0">http://hu.openoffice.org/servlets/ProjectDocumentList?folderID=525&amp;expandFolder=525&amp;folderID=0</text:a></text:p>
      <text:p text:style-name="Standard">(magyar nyelvű oldal)</text:p>
      <text:p text:style-name="Standard"><text:a xlink:type="simple" xlink:href="http://www.openoffice.org/press/2.0/index.html">http://www.openoffice.org/press/2.0/index.html</text:a></text:p>
      <text:p text:style-name="Standard">(angol nyelvű oldal)</text:p>
      <text:h text:style-name="Heading_20_2" text:outline-level="2">Kapcsolattartó</text:h>
      <text:p text:style-name="Text_20_body">Szalai Kálmán (<text:a xlink:type="simple" xlink:href="mailto:kami_@openoffice.org">kami_@openoffice.org</text:a>)</text:p>
      <text:p text:style-name="Text_20_body">(A megadott elektronikus-levélcímeken felhasználói támogatás nincsen. Felhasználói támogatást a következő bekezdésben megadott címen kaphat.)</text:p>
      <text:h text:style-name="Heading_20_2" text:outline-level="2">Magyar nyelvű, díjmentes, nem garantált technikai támogatás</text:h>
      <text:p text:style-name="Text_20_body"><text:a xlink:type="simple" xlink:href="http://hu.openoffice.org/about-mailinglists.html">http://hu.openoffice.org/about-mailinglists.html</text:a></text:p>
      <text:p text:style-name="Text_20_body">(OpenOffice.org és OxygenOffice Professional)</text:p>
      <text:p text:style-name="Text_20_body"/>
      <text:p text:style-name="Text_20_body"><text:soft-page-break/>* - Mindig BÉTA: Bár az OxygenOffice Professional a OpenOffice.org forráskódján alapul, előfordulhat, hogy a termék nem olyan stabil és robusztus, mint az OpenOffice.org. Amennyiben hibát talál a programban, mindenképpen győződjön meg róla, hogy a hiba az OpenOffice.org irodai programcsomagban is fellelhető-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hu" fo:country="HU" style:font-name-asian="Andale Sans UI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3" style:page-number="auto"/>
      <style:text-properties style:font-name="DejaVu Sans" fo:font-size="11pt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orphans="2" fo:widows="2" style:page-number="auto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.409cm" fo:hyphenation-ladder-count="no-limit" style:page-number="auto"/>
      <style:text-properties fo:font-variant="small-caps" fo:font-size="145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variant="normal" fo:text-transform="non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Alapértelmezett_20_-_20_behúzással" style:display-name="Alapértelmezett - behúzással" style:family="paragraph" style:parent-style-name="Standard" style:class="text">
      <style:paragraph-properties fo:margin-left="2cm" fo:margin-right="0cm" fo:text-align="justify" style:justify-single-word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Bejelentéslista">
      <text:list-level-style-bullet text:level="1" text:style-name="Bullet_20_Symbols" text:bullet-char="✔">
        <style:list-level-properties text:space-before="0.635cm" text:min-label-width="0.64cm" text:min-label-distance="0.3cm"/>
        <style:text-properties style:font-name="StarSymbol"/>
      </text:list-level-style-bullet>
      <text:list-level-style-number text:level="2" text:style-name="Numbering_20_Symbols" style:num-format="">
        <style:list-level-properties text:space-before="2.635cm" text:min-label-distance="0.3cm"/>
      </text:list-level-style-number>
      <text:list-level-style-number text:level="3" text:style-name="Numbering_20_Symbols" style:num-format="">
        <style:list-level-properties text:space-before="3.115cm" text:min-label-distance="0.3cm"/>
      </text:list-level-style-number>
      <text:list-level-style-number text:level="4" text:style-name="Numbering_20_Symbols" style:num-format="">
        <style:list-level-properties text:space-before="2.54cm" text:min-label-width="0.64cm" text:min-label-distance="0.3cm"/>
      </text:list-level-style-number>
      <text:list-level-style-number text:level="5" text:style-name="Numbering_20_Symbols" style:num-format="">
        <style:list-level-properties text:space-before="3.175cm" text:min-label-width="0.64cm" text:min-label-distance="0.3cm"/>
      </text:list-level-style-number>
      <text:list-level-style-number text:level="6" text:style-name="Numbering_20_Symbols" style:num-format="">
        <style:list-level-properties text:space-before="3.81cm" text:min-label-width="0.64cm" text:min-label-distance="0.3cm"/>
      </text:list-level-style-number>
      <text:list-level-style-number text:level="7" text:style-name="Numbering_20_Symbols" style:num-format="">
        <style:list-level-properties text:space-before="4.445cm" text:min-label-width="0.64cm" text:min-label-distance="0.3cm"/>
      </text:list-level-style-number>
      <text:list-level-style-number text:level="8" text:style-name="Numbering_20_Symbols" style:num-format="">
        <style:list-level-properties text:space-before="5.08cm" text:min-label-width="0.64cm" text:min-label-distance="0.3cm"/>
      </text:list-level-style-number>
      <text:list-level-style-number text:level="9" text:style-name="Numbering_20_Symbols" style:num-format="">
        <style:list-level-properties text:space-before="5.715cm" text:min-label-width="0.64cm" text:min-label-distance="0.3cm"/>
      </text:list-level-style-number>
      <text:list-level-style-number text:level="10" text:style-name="Numbering_20_Symbols" style:num-format="">
        <style:list-level-properties text:space-before="6.35cm" text:min-label-width="0.64cm"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cm" fo:border-left="none" fo:border-right="none" fo:border-top="none" fo:border-bottom="0.035cm solid #000000" style:shadow="none">
        <style:tab-stops>
          <style:tab-stop style:position="16.999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master-styles>
    <style:master-page style:name="Standard" style:page-layout-name="pm1">
      <style:header>
        <text:p text:style-name="P1">Bejelentés: <text:title>OxygenOffice Professional 2.3.1</text:title><text:tab/><text:date style:data-style-name="N76" text:date-value="2006-06-30T14:33:09.82" text:fixed="true" text:date-adjust="PT11376H00M00S">2007. október 17.</text:date></text:p>
      </style:header>
      <style:footer>
        <text:p text:style-name="P2"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6$Build-9226</meta:generator>
    <dc:title>OxygenOffice Professional 2.3.1</dc:title>
    <dc:subject>Az OxygenOffice Professional egy nyílt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dc:subject>
    <meta:creation-date>2006-06-30T12:10:14</meta:creation-date>
    <dc:date>2007-12-12T07:31:56</dc:date>
    <meta:editing-cycles>96</meta:editing-cycles>
    <meta:editing-duration>PT14H23M18S</meta:editing-duration>
    <meta:user-defined meta:name="Verzió">2.3.1</meta:user-defined>
    <meta:user-defined meta:name="Info 2"/>
    <meta:user-defined meta:name="Info 3"/>
    <meta:user-defined meta:name="Info 4"/>
    <meta:document-statistic meta:table-count="0" meta:image-count="0" meta:object-count="0" meta:page-count="6" meta:paragraph-count="126" meta:word-count="1072" meta:character-count="9120"/>
  </office:meta>
</office:document-meta>
</file>